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Text_20_body">
      <style:text-properties officeooo:rsid="00063841" officeooo:paragraph-rsid="00063841"/>
    </style:style>
    <style:style style:name="P3" style:family="paragraph" style:parent-style-name="Text_20_body">
      <style:text-properties officeooo:rsid="00067e86" officeooo:paragraph-rsid="00067e86"/>
    </style:style>
    <style:style style:name="P4" style:family="paragraph" style:parent-style-name="Text_20_body">
      <style:text-properties officeooo:rsid="000a4ddd" officeooo:paragraph-rsid="000a4ddd"/>
    </style:style>
    <style:style style:name="P5" style:family="paragraph" style:parent-style-name="Text_20_body">
      <style:text-properties officeooo:paragraph-rsid="000a4ddd"/>
    </style:style>
    <style:style style:name="P6" style:family="paragraph" style:parent-style-name="Text_20_body">
      <style:text-properties officeooo:rsid="0020e34e" officeooo:paragraph-rsid="0020e34e"/>
    </style:style>
    <style:style style:name="P7" style:family="paragraph" style:parent-style-name="Code">
      <style:text-properties style:font-name="Courier 10 Pitch1"/>
    </style:style>
    <style:style style:name="P8" style:family="paragraph" style:parent-style-name="Code">
      <style:text-properties officeooo:paragraph-rsid="000a4ddd"/>
    </style:style>
    <style:style style:name="P9" style:family="paragraph" style:parent-style-name="Code">
      <style:text-properties fo:color="#000000" style:font-name="Courier 10 Pitch1" fo:font-size="10pt" style:font-size-asian="10pt"/>
    </style:style>
    <style:style style:name="P10" style:family="paragraph" style:parent-style-name="Code">
      <style:text-properties fo:color="#000000" style:font-name="Monospace" fo:font-size="10pt" officeooo:rsid="000a4ddd" officeooo:paragraph-rsid="000a4ddd" style:font-size-asian="10pt" style:font-size-complex="12pt"/>
    </style:style>
    <style:style style:name="P11" style:family="paragraph" style:parent-style-name="Code">
      <style:text-properties officeooo:paragraph-rsid="001cd8bf"/>
    </style:style>
    <style:style style:name="P12" style:family="paragraph" style:parent-style-name="Code">
      <style:text-properties officeooo:rsid="000a4ddd" officeooo:paragraph-rsid="001cd8bf"/>
    </style:style>
    <style:style style:name="P13" style:family="paragraph" style:parent-style-name="Code">
      <style:text-properties fo:color="#000000" style:font-name="Monospace" fo:font-size="10pt" style:font-size-asian="10pt"/>
    </style:style>
    <style:style style:name="P14" style:family="paragraph" style:parent-style-name="Text_20_body" style:list-style-name="L1">
      <style:text-properties officeooo:paragraph-rsid="00067e86"/>
    </style:style>
    <style:style style:name="P15" style:family="paragraph" style:parent-style-name="Text_20_body" style:list-style-name="L1">
      <style:text-properties officeooo:paragraph-rsid="00085416"/>
    </style:style>
    <style:style style:name="P16" style:family="paragraph" style:parent-style-name="Text_20_body" style:list-style-name="L2">
      <style:text-properties officeooo:rsid="000a4ddd" officeooo:paragraph-rsid="000c986f"/>
    </style:style>
    <style:style style:name="P17" style:family="paragraph" style:parent-style-name="Text_20_body" style:list-style-name="L3">
      <style:text-properties officeooo:rsid="001cd8bf" officeooo:paragraph-rsid="001cd8bf"/>
    </style:style>
    <style:style style:name="P18" style:family="paragraph" style:parent-style-name="Text_20_body" style:list-style-name="L4">
      <style:text-properties officeooo:rsid="001cd8bf" officeooo:paragraph-rsid="001cd8bf"/>
    </style:style>
    <style:style style:name="P19" style:family="paragraph" style:parent-style-name="Text_20_body" style:list-style-name="L5">
      <style:text-properties officeooo:rsid="001cd8bf" officeooo:paragraph-rsid="001cd8bf"/>
    </style:style>
    <style:style style:name="P20" style:family="paragraph" style:parent-style-name="Text_20_body" style:list-style-name="L6">
      <style:text-properties officeooo:rsid="001cd8bf" officeooo:paragraph-rsid="001cd8bf"/>
    </style:style>
    <style:style style:name="P21" style:family="paragraph" style:parent-style-name="Text_20_body" style:list-style-name="L7">
      <style:text-properties officeooo:paragraph-rsid="0012b166"/>
    </style:style>
    <style:style style:name="P22" style:family="paragraph" style:parent-style-name="Text_20_body" style:list-style-name="L8">
      <style:text-properties officeooo:rsid="0020e34e" officeooo:paragraph-rsid="0020e34e"/>
    </style:style>
    <style:style style:name="P23" style:family="paragraph" style:parent-style-name="Text_20_body" style:list-style-name="L9">
      <style:text-properties officeooo:rsid="000ad496" officeooo:paragraph-rsid="000ad496"/>
    </style:style>
    <style:style style:name="P24" style:family="paragraph" style:parent-style-name="Heading_20_2">
      <style:text-properties officeooo:rsid="000ad496" officeooo:paragraph-rsid="000ad496"/>
    </style:style>
    <style:style style:name="T1" style:family="text">
      <style:text-properties officeooo:rsid="00067e86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085416" style:font-size-asian="10pt"/>
    </style:style>
    <style:style style:name="T4" style:family="text">
      <style:text-properties fo:color="#000000" style:font-name="Monospace" fo:font-size="10pt" officeooo:rsid="001bebad" style:font-size-asian="10pt"/>
    </style:style>
    <style:style style:name="T5" style:family="text">
      <style:text-properties fo:color="#000000" style:font-name="Monospace" fo:font-size="10pt" officeooo:rsid="001cd8bf" style:font-size-asian="10pt"/>
    </style:style>
    <style:style style:name="T6" style:family="text">
      <style:text-properties fo:color="#000000" style:font-name="Monospace" fo:font-size="10pt" officeooo:rsid="001eb41d" style:font-size-asian="10pt"/>
    </style:style>
    <style:style style:name="T7" style:family="text">
      <style:text-properties fo:color="#000000" style:font-name="Monospace" fo:font-size="10pt" officeooo:rsid="0020e34e" style:font-size-asian="10pt"/>
    </style:style>
    <style:style style:name="T8" style:family="text">
      <style:text-properties fo:color="#000000" style:font-name="Monospace" fo:font-size="10pt" officeooo:rsid="00227da8" style:font-size-asian="10pt"/>
    </style:style>
    <style:style style:name="T9" style:family="text">
      <style:text-properties fo:color="#000000" style:font-name="Monospace" fo:font-size="10pt" fo:font-style="italic" fo:font-weight="bold" style:font-size-asian="10pt" style:font-style-asian="italic" style:font-weight-asian="bold"/>
    </style:style>
    <style:style style:name="T10" style:family="text">
      <style:text-properties fo:color="#000000" style:font-name="Courier 10 Pitch1" fo:font-size="10pt" style:font-size-asian="10pt"/>
    </style:style>
    <style:style style:name="T11" style:family="text">
      <style:text-properties fo:color="#000000" style:font-name="Courier 10 Pitch1" fo:font-size="10pt" officeooo:rsid="00067e86" style:font-size-asian="10pt" style:font-size-complex="10pt"/>
    </style:style>
    <style:style style:name="T12" style:family="text">
      <style:text-properties fo:color="#000000" style:font-name="Courier 10 Pitch1" fo:font-size="10pt" officeooo:rsid="00085416" style:font-size-asian="10pt" style:font-size-complex="10pt"/>
    </style:style>
    <style:style style:name="T13" style:family="text">
      <style:text-properties fo:color="#000000" fo:font-size="10pt" style:font-size-asian="10pt"/>
    </style:style>
    <style:style style:name="T14" style:family="text">
      <style:text-properties fo:color="#000000" fo:font-size="10pt" fo:font-style="italic" style:font-size-asian="10pt" style:font-style-asian="italic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fo:color="#7f0055" fo:font-size="10pt" fo:font-weight="bold" style:font-size-asian="10pt" style:font-weight-asian="bold"/>
    </style:style>
    <style:style style:name="T17" style:family="text">
      <style:text-properties fo:color="#3f5fbf" fo:font-size="10pt" style:font-size-asian="10pt"/>
    </style:style>
    <style:style style:name="T18" style:family="text">
      <style:text-properties fo:color="#3f3fbf" fo:font-size="10pt" style:font-size-asian="10pt"/>
    </style:style>
    <style:style style:name="T1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0" style:family="text">
      <style:text-properties fo:color="#0000c0" style:font-name="Monospace" fo:font-size="10pt" fo:font-style="italic" fo:font-weight="bold" officeooo:rsid="0016443f" style:font-size-asian="10pt" style:font-style-asian="italic" style:font-weight-asian="bold"/>
    </style:style>
    <style:style style:name="T21" style:family="text">
      <style:text-properties fo:color="#0000c0" fo:font-size="10pt" fo:font-style="italic" fo:font-weight="bold" style:font-size-asian="10pt" style:font-style-asian="italic" style:font-weight-asian="bold"/>
    </style:style>
    <style:style style:name="T22" style:family="text">
      <style:text-properties fo:color="#2a00ff" style:font-name="Monospace" fo:font-size="10pt" style:font-size-asian="10pt"/>
    </style:style>
    <style:style style:name="T23" style:family="text">
      <style:text-properties fo:color="#2a00ff" style:font-name="Monospace" fo:font-size="10pt" officeooo:rsid="000a4ddd" style:font-size-asian="10pt"/>
    </style:style>
    <style:style style:name="T24" style:family="text">
      <style:text-properties fo:color="#2a00ff" style:font-name="Monospace" fo:font-size="10pt" officeooo:rsid="0016443f" style:font-size-asian="10pt"/>
    </style:style>
    <style:style style:name="T25" style:family="text">
      <style:text-properties fo:color="#2a00ff" style:font-name="Monospace" fo:font-size="10pt" officeooo:rsid="001bebad" style:font-size-asian="10pt"/>
    </style:style>
    <style:style style:name="T26" style:family="text">
      <style:text-properties fo:color="#2a00ff" style:font-name="Monospace" fo:font-size="10pt" officeooo:rsid="001cd8bf" style:font-size-asian="10pt"/>
    </style:style>
    <style:style style:name="T27" style:family="text">
      <style:text-properties fo:color="#2a00ff" style:font-name="Monospace" fo:font-size="10pt" officeooo:rsid="0020e34e" style:font-size-asian="10pt"/>
    </style:style>
    <style:style style:name="T28" style:family="text">
      <style:text-properties style:font-name="Courier 10 Pitch1" fo:font-size="10pt" officeooo:rsid="00067e86" style:font-size-asian="10pt" style:font-size-complex="10pt"/>
    </style:style>
    <style:style style:name="T29" style:family="text">
      <style:text-properties style:font-name="Courier 10 Pitch1" fo:font-size="10pt" officeooo:rsid="0012b166" style:font-size-asian="10pt" style:font-size-complex="10pt"/>
    </style:style>
    <style:style style:name="T30" style:family="text">
      <style:text-properties officeooo:rsid="0012b166"/>
    </style:style>
    <style:style style:name="T31" style:family="text">
      <style:text-properties fo:color="#6a3e3e" style:font-name="Monospace" fo:font-size="10pt" style:font-size-asian="10pt"/>
    </style:style>
    <style:style style:name="T32" style:family="text">
      <style:text-properties fo:color="#6a3e3e" style:font-name="Monospace" fo:font-size="10pt" officeooo:rsid="0016443f" style:font-size-asian="10pt"/>
    </style:style>
    <style:style style:name="T33" style:family="text">
      <style:text-properties officeooo:rsid="00193663"/>
    </style:style>
    <style:style style:name="T34" style:family="text">
      <style:text-properties officeooo:rsid="001beb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Log</text:h>
      <text:p text:style-name="Text_20_body"/>
      <text:h text:style-name="Heading_20_2" text:outline-level="2">Aim</text:h>
      <text:p text:style-name="P2">Log an internal application message, useful for debugging.</text:p>
      <text:h text:style-name="Heading_20_2" text:outline-level="2">How to</text:h>
      <text:list xml:id="list2368032882858837513" text:style-name="L1">
        <text:list-item>
          <text:p text:style-name="P14"><text:span text:style-name="T1">Use the </text:span><text:span text:style-name="T10">org.apache.log4j</text:span><text:span text:style-name="T2"> </text:span><text:span text:style-name="T1">logging library</text:span></text:p>
        </text:list-item>
        <text:list-item>
          <text:p text:style-name="P15"><text:span text:style-name="T1">Define a </text:span><text:span text:style-name="T28">final static </text:span><text:span text:style-name="T11">org.apache.log4j.</text:span><text:span text:style-name="T12">Logger</text:span><text:span text:style-name="T3"> </text:span><text:span text:style-name="T1">for each class as the following :</text:span></text:p>
        </text:list-item>
      </text:list>
      <text:p text:style-name="P1"/>
      <text:p text:style-name="P7"><text:span text:style-name="T16">import</text:span><text:span text:style-name="T13"> org.apache.log4j.Logger;</text:span></text:p>
      <text:p text:style-name="P7"/>
      <text:p text:style-name="P7"><text:span text:style-name="T16">public</text:span><text:span text:style-name="T13"> </text:span><text:span text:style-name="T16">class</text:span><text:span text:style-name="T13"> Foo {</text:span></text:p>
      <text:p text:style-name="P7"/>
      <text:p text:style-name="P7"><text:span text:style-name="T13"><text:tab/></text:span><text:span text:style-name="T17">/** The associated </text:span><text:span text:style-name="T18">{@link Logger}</text:span><text:span text:style-name="T17"> to this class */</text:span></text:p>
      <text:p text:style-name="P7"><text:span text:style-name="T13"><text:tab/></text:span><text:span text:style-name="T16">private</text:span><text:span text:style-name="T13"> </text:span><text:span text:style-name="T16">static</text:span><text:span text:style-name="T13"> </text:span><text:span text:style-name="T16">final</text:span><text:span text:style-name="T13"> Logger </text:span><text:span text:style-name="T21">LOG</text:span><text:span text:style-name="T13"> = Logger.</text:span><text:span text:style-name="T14">getLogger</text:span><text:span text:style-name="T13">(Foo.</text:span><text:span text:style-name="T16">class</text:span><text:span text:style-name="T13">);</text:span></text:p>
      <text:p text:style-name="P7"/>
      <text:p text:style-name="P9"><text:tab/>...</text:p>
      <text:p text:style-name="P9">}</text:p>
      <text:p text:style-name="P3"/>
      <text:list xml:id="list2157204594859887560" text:style-name="L2">
        <text:list-item>
          <text:p text:style-name="P16"><text:span text:style-name="T34">To log a DEBUG message, u</text:span>se the following syntax:</text:p>
        </text:list-item>
      </text:list>
      <text:p text:style-name="P8"><text:bookmark-start text:name="__DdeLink__903_1625997955"/><text:span text:style-name="T15">if</text:span><text:span text:style-name="T2"> (</text:span><text:span text:style-name="T19">LOG</text:span><text:span text:style-name="T2">.</text:span><text:span text:style-name="T4">isDebugEnabled</text:span><text:span text:style-name="T2">()</text:span><text:span text:style-name="T8">)</text:span><text:span text:style-name="T2"> {</text:span></text:p>
      <text:p text:style-name="P8"><text:span text:style-name="T9"><text:tab/></text:span><text:span text:style-name="T19">LOG</text:span><text:span text:style-name="T2">.</text:span><text:span text:style-name="T4">debug</text:span><text:span text:style-name="T2">(</text:span><text:span text:style-name="T22">"</text:span><text:span text:style-name="T26">DEBUG</text:span><text:span text:style-name="T25"> l</text:span><text:span text:style-name="T23">og Message</text:span><text:span text:style-name="T22">"</text:span><text:span text:style-name="T2">);</text:span></text:p>
      <text:p text:style-name="P10">}<text:bookmark-end text:name="__DdeLink__903_1625997955"/></text:p>
      <text:p text:style-name="P5"/>
      <text:list xml:id="list3569028266612875460" text:style-name="L3">
        <text:list-item>
          <text:p text:style-name="P17">To log a INFO message, use the following syntax :</text:p>
        </text:list-item>
      </text:list>
      <text:p text:style-name="P11"><text:span text:style-name="T19">LOG</text:span><text:span text:style-name="T2">.</text:span><text:span text:style-name="T5">info</text:span><text:span text:style-name="T2">(</text:span><text:span text:style-name="T22">"</text:span><text:span text:style-name="T26">INFO </text:span><text:span text:style-name="T25">l</text:span><text:span text:style-name="T23">og Message</text:span><text:span text:style-name="T22">"</text:span><text:span text:style-name="T2">);</text:span></text:p>
      <text:p text:style-name="P4"/>
      <text:list xml:id="list1960390299023413472" text:style-name="L4">
        <text:list-item>
          <text:p text:style-name="P18">To log a WARN message, use the following syntax :</text:p>
        </text:list-item>
      </text:list>
      <text:p text:style-name="P12"><text:span text:style-name="T19">LOG</text:span><text:span text:style-name="T2">.</text:span><text:span text:style-name="T5">warn</text:span><text:span text:style-name="T2">(</text:span><text:span text:style-name="T22">"</text:span><text:span text:style-name="T26">WARN </text:span><text:span text:style-name="T25">l</text:span><text:span text:style-name="T22">og Message"</text:span><text:span text:style-name="T2">);</text:span></text:p>
      <text:p text:style-name="P4"/>
      <text:list xml:id="list8970089926751390337" text:style-name="L5">
        <text:list-item>
          <text:p text:style-name="P19">To log a ERROR message, use the following syntax :</text:p>
        </text:list-item>
      </text:list>
      <text:p text:style-name="P12"><text:span text:style-name="T19">LOG</text:span><text:span text:style-name="T2">.</text:span><text:span text:style-name="T5">error</text:span><text:span text:style-name="T2">(</text:span><text:span text:style-name="T22">"</text:span><text:span text:style-name="T26">ERROR </text:span><text:span text:style-name="T25">l</text:span><text:span text:style-name="T22">og Message"</text:span><text:span text:style-name="T2">);</text:span></text:p>
      <text:p text:style-name="P4"/>
      <text:list xml:id="list4098042520401586497" text:style-name="L6">
        <text:list-item>
          <text:p text:style-name="P20">To log a FATAL message, use the following syntax :</text:p>
        </text:list-item>
      </text:list>
      <text:p text:style-name="P12"><text:span text:style-name="T19">LOG</text:span><text:span text:style-name="T2">.</text:span><text:span text:style-name="T5">fatal</text:span><text:span text:style-name="T2">(</text:span><text:span text:style-name="T22">"</text:span><text:span text:style-name="T26">FATAL </text:span><text:span text:style-name="T25">l</text:span><text:span text:style-name="T22">og Message"</text:span><text:span text:style-name="T2">);</text:span></text:p>
      <text:p text:style-name="P4"/>
      <text:list xml:id="list7996742472370406112" text:style-name="L7">
        <text:list-item>
          <text:p text:style-name="P21"><text:span text:style-name="T30">If message is complex, then construct it through a </text:span><text:span text:style-name="T29">StringBuilder</text:span><text:span text:style-name="T30"> like this :</text:span></text:p>
        </text:list-item>
      </text:list>
      <text:p text:style-name="Code"><text:soft-page-break/><text:span text:style-name="T2">StringBuilder </text:span><text:span text:style-name="T31">message</text:span><text:span text:style-name="T2"> = </text:span><text:span text:style-name="T15">new</text:span><text:span text:style-name="T2"> StringBuilder();</text:span></text:p>
      <text:p text:style-name="Code"><text:span text:style-name="T31">message</text:span><text:span text:style-name="T2">.append(</text:span><text:span text:style-name="T22">"</text:span><text:span text:style-name="T24">This is a</text:span><text:span text:style-name="T22"> "</text:span><text:span text:style-name="T2">);</text:span></text:p>
      <text:p text:style-name="Code"><text:span text:style-name="T31">message</text:span><text:span text:style-name="T2">.append(</text:span><text:span text:style-name="T32">complex</text:span><text:span text:style-name="T2">);</text:span></text:p>
      <text:p text:style-name="Code"><text:span text:style-name="T31">message</text:span><text:span text:style-name="T2">.append(</text:span><text:span text:style-name="T22">" </text:span><text:span text:style-name="T24">message</text:span><text:span text:style-name="T22">"</text:span><text:span text:style-name="T2">);</text:span></text:p>
      <text:p text:style-name="Code"><text:span text:style-name="T19">LOG</text:span><text:span text:style-name="T2">.i</text:span><text:span text:style-name="T6">nfo</text:span><text:span text:style-name="T2">(Level.</text:span><text:span text:style-name="T20">[LEVEL]</text:span><text:span text:style-name="T2">, </text:span><text:span text:style-name="T31">message</text:span><text:span text:style-name="T2">.toString());</text:span></text:p>
      <text:p text:style-name="P6"/>
      <text:list xml:id="list7528105686162707298" text:style-name="L8">
        <text:list-item>
          <text:p text:style-name="P22">In case of messages declared into a catch block, prefer to associate the thrown exception :</text:p>
        </text:list-item>
      </text:list>
      <text:p text:style-name="Code"><text:span text:style-name="T2">} </text:span><text:span text:style-name="T15">catch</text:span><text:span text:style-name="T2"> (</text:span><text:span text:style-name="T7">FooException</text:span><text:span text:style-name="T2"> </text:span><text:span text:style-name="T31">e</text:span><text:span text:style-name="T2">) {</text:span></text:p>
      <text:p text:style-name="Code"><text:span text:style-name="T9"><text:tab/></text:span><text:span text:style-name="T19">LOG</text:span><text:span text:style-name="T2">.warn(</text:span><text:span text:style-name="T22">"</text:span><text:span text:style-name="T27">Unable to do foo</text:span><text:span text:style-name="T22">"</text:span><text:span text:style-name="T2">, </text:span><text:span text:style-name="T31">e</text:span><text:span text:style-name="T2">);</text:span></text:p>
      <text:p text:style-name="P13">}</text:p>
      <text:p text:style-name="P6"/>
      <text:h text:style-name="P24" text:outline-level="2">Note<text:span text:style-name="T33">s</text:span></text:h>
      <text:list xml:id="list441097515372801726" text:style-name="L9">
        <text:list-item>
          <text:p text:style-name="P23">Always wondering the message priority, and then associate the correct lev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left="0in" fo:margin-right="0in" fo:text-align="start" style:justify-single-word="false" fo:text-indent="0in" style:auto-text-indent="false" fo:background-color="#eeeeee" fo:padding="0.0398in" fo:border="0.06pt dotted #cccccc" style:shadow="none">
        <style:tab-stops/>
        <style:background-image/>
      </style:paragraph-properties>
      <style:text-properties style:font-name="Courier 10 Pitch" fo:font-family="'Courier 10 Pitch'" style:font-style-name="Normal" style:font-pitch="fixed" fo:font-size="10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11:17:56.446613526</meta:creation-date>
    <dc:date>2015-10-03T13:14:50.688262586</dc:date>
    <meta:editing-duration>PT45M48S</meta:editing-duration>
    <meta:editing-cycles>27</meta:editing-cycles>
    <meta:generator>LibreOffice/4.2.8.2$Linux_X86_64 LibreOffice_project/420m0$Build-2</meta:generator>
    <meta:document-statistic meta:table-count="0" meta:image-count="0" meta:object-count="0" meta:page-count="2" meta:paragraph-count="36" meta:word-count="199" meta:character-count="1276" meta:non-whitespace-character-count="1118"/>
  </office:meta>
</office:document-meta>
</file>